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rBean.initComponentsFromProperties( FacesContext context , ResourceBundle data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CarBean.equal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rBean.contains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rBean.putAll( Map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rBean.updatePric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rBean.parseStringIntoArrayList( FacesContext context , UIComponent component , String value , String valueType , Converter convert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arBean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rBean.getCompon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rBean.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rBean.get( Object ke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arBean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rBean.getCurrentPric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CarBean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rBea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rBean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rBean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rBean.CarBean( String bund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rBean.remove( Object 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rBean.populateComponentWithValue( FacesContext context , UIComponent component , String componentType , String value , String value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CarBean.isMultiValue( String component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rBean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rBean.contain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rBean.put( Object k , Objec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rBean.init( String bundleName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0">
            <text:p text:style-name="Table_20_Contents">0</text:p>
          </table:table-cell>
          <table:table-cell office:value-type="float" office:value="121">
            <text:p text:style-name="Table_20_Contents">121</text:p>
          </table:table-cell>
        </table:table-row>
        <table:table-row>
          <table:table-cell office:value-type="string">
            <text:p text:style-name="Table_20_Contents">CarBean.Car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